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 svg:font-family="" style:font-family-generic="roman"/>
    <style:font-face style:name="Lucida Sans1" svg:font-family="'Lucida Sans'" style:font-family-generic="swiss"/>
    <style:font-face style:name="Lucida Sans" svg:font-family="'Lucida Sans'"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01cm" fo:margin-bottom="0.101cm" style:contextual-spacing="false"/>
    </style:style>
    <style:style style:name="P3"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P4" style:family="paragraph" style:parent-style-name="Standard">
      <style:paragraph-properties fo:margin-top="0.101cm" fo:margin-bottom="0.101cm" style:contextual-spacing="false"/>
      <style:text-properties officeooo:paragraph-rsid="000acb61"/>
    </style:style>
    <style:style style:name="P5" style:family="paragraph" style:parent-style-name="Standard">
      <style:paragraph-properties fo:margin-top="0.101cm" fo:margin-bottom="0.101cm" style:contextual-spacing="false" fo:text-align="center" style:justify-single-word="false"/>
      <style:text-properties officeooo:paragraph-rsid="000acb61"/>
    </style:style>
    <style:style style:name="P6" style:family="paragraph" style:parent-style-name="body" style:list-style-name="L4"/>
    <style:style style:name="P7" style:family="paragraph" style:parent-style-name="body" style:list-style-name="L5"/>
    <style:style style:name="P8" style:family="paragraph" style:parent-style-name="body">
      <style:text-properties officeooo:paragraph-rsid="001090b9"/>
    </style:style>
    <style:style style:name="P9" style:family="paragraph" style:parent-style-name="body" style:list-style-name="L7">
      <style:text-properties officeooo:paragraph-rsid="001090b9"/>
    </style:style>
    <style:style style:name="P10" style:family="paragraph" style:parent-style-name="paragraph01">
      <style:text-properties officeooo:paragraph-rsid="000f1315"/>
    </style:style>
    <style:style style:name="P11" style:family="paragraph" style:parent-style-name="paragraph01">
      <style:text-properties officeooo:paragraph-rsid="000ff09e"/>
    </style:style>
    <style:style style:name="P12" style:family="paragraph">
      <style:paragraph-properties fo:margin-top="0.101cm" fo:margin-bottom="0.101cm"/>
      <style:text-properties style:font-name="F" fo:font-size="12pt"/>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officeooo:rsid="000acb61"/>
    </style:style>
    <style:style style:name="T4" style:family="text">
      <style:text-properties officeooo:rsid="000e7687"/>
    </style:style>
    <style:style style:name="T5" style:family="text">
      <style:text-properties officeooo:rsid="000f1315"/>
    </style:style>
    <style:style style:name="T6" style:family="text">
      <style:text-properties officeooo:rsid="000ff09e"/>
    </style:style>
    <style:style style:name="T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2"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občanského sdružení<text:line-break/>”<text:span text:style-name="T1">Krčín</text:span>”</text:p>
      <text:p text:style-name="clanek"><text:line-break/><text:span text:style-name="T2">čl. I<text:line-break/>Název a sídlo, působnost a charakter sdružení</text:span></text:p>
      <text:p text:style-name="P1"/>
      <text:p text:style-name="P2">1) Název sdružení je: ”<text:span text:style-name="T1">Krčín</text:span>” (dále jen ”sdružení”); </text:p>
      <text:p text:style-name="P2">2) Sídlem sdružení je ……………… — adresa:………………………… </text:p>
      <text:p text:style-name="paragraph01">3) Sdružení působí na celém území České republiky, sdružení se nečlení na organizační jednotky<text:span text:style-name="T5"> -</text:span> celé sdružení je místně příslušnou organizační jednotkou<text:span text:style-name="T1">.</text:span></text:p>
      <text:p text:style-name="P2">4) Charakter sdružení — sdružení je občanské sdružení založené podle zákona č. 83/1990 Sb.<text:span text:style-name="T1"> Sdružení je dobrovolnou organizací , v níž se sdružují zastánci ochrany přírody, krajiny a původního krajinného rázu.</text:span></text:p>
      <text:p text:style-name="P2"/>
      <text:p text:style-name="clanek">čl. II<text:line-break/>Cíle činnosti</text:p>
      <text:p text:style-name="P3"/>
      <text:p text:style-name="P4">Cíle sdružení jsou: <text:line-break/>— ochrana přírody a krajiny, což je hlavním posláním sdružení<text:line-break/>— ochrana životního prostředí <text:line-break/>— ochrana památek, kulturních hodnot a krajinného rázu urbanizované i neurbanizované krajiny;<text:line-break/>— <text:span text:style-name="T3">budování přírodě blízkých krajinných prvků - například vodních nádrží, pastvin, sadů</text:span></text:p>
      <text:p text:style-name="P4">— <text:span text:style-name="T3"><text:s/>pořádání kulturních akcí</text:span><text:line-break/></text:p>
      <text:p text:style-name="clanek">čl. III <text:line-break/>(Náplň a) Formy činnosti</text:p>
      <text:p text:style-name="P5"/>
      <text:p text:style-name="P2">1) Náplň činnosti musí odpovídat cílům sdružení.</text:p>
      <text:p text:style-name="P10">2) Hlavním formou dosahování cílů sdružení je poskytování obecně prospěšných činností v oblastech ochrany životního prostředí , zejména:<office:annotation><dc:creator>Jiri Liska</dc:creator><dc:date>2020-10-01T16:26:13.797000000</dc:date><text:p text:style-name="P12"><text:span text:style-name="T7">(tuto formuli je vhodné uvést z důvodu osvobození od některých správních poplatků — viz poznámku --5) Jde o formulaci, která ve smyslu vyhlášky č. 81/1995 Sb opravňuje k osvobození od správních poplatků za vydání kopií z úředních spisů, ověřování listin a podpisů.</text:span></text:p></office:annotation></text:p>
      <text:list xml:id="list527432772" text:style-name="L4">
        <text:list-item>
          <text:p text:style-name="P6">praktická činnost členů ve spolupráci s orgány ochrany životního prostředí;</text:p>
        </text:list-item>
        <text:list-item>
          <text:p text:style-name="P6">kooperace s jinými sdruženími majícími za svůj hlavní cíl<text:span text:style-name="T4"> organizování společenských a kulturních akcí.</text:span></text:p>
        </text:list-item>
        <text:list-item>
          <text:p text:style-name="P6">účast při jednáních a řízeních s volenými i správními orgány;</text:p>
        </text:list-item>
        <text:list-item>
          <text:p text:style-name="P6">osvětová činnost.</text:p>
        </text:list-item>
      </text:list>
      <text:p text:style-name="P10">3) Další formy a konkretizaci činnosti stanoví členská schůze.</text:p>
      <text:p text:style-name="clanek">čl. IV<text:line-break/>Členství ve sdružení</text:p>
      <text:p text:style-name="paragraph01">1) Členem sdružení může být jen fyzická osoba starší 18<text:span text:style-name="T5">ti</text:span> let)</text:p>
      <text:p text:style-name="paragraph01"><text:soft-page-break/>2) Přihlášku ke členství přijímá výbor sdružení. Pro přijetí člena je potřeba souhlas <text:span text:style-name="T6">alespoň 3/4 členů sdružení</text:span></text:p>
      <text:p text:style-name="paragraph01">3) Zakládajícím členem sdružení je fyzická osoba, která se účastní činnosti přípravného výboru a proti jejímuž členství nebyly vzneseny odůvodněné námitky ze strany ostatních osob účastnících se činnosti přípravného výboru<office:annotation><dc:creator>Jiri Liska</dc:creator><dc:date>2020-10-01T16:42:38.188000000</dc:date><text:p text:style-name="P13"><text:span text:style-name="T7">nevím jestli tam tento odstavec potřebujeme, mám za to že asi spíš ne</text:span></text:p></office:annotation>.</text:p>
      <text:p text:style-name="P11">4) Členství zaniká </text:p>
      <text:list xml:id="list3869043614" text:style-name="L5">
        <text:list-item>
          <text:p text:style-name="P7">doručením písemného oznámení člena o vystoupení výboru sdružení;</text:p>
        </text:list-item>
        <text:list-item>
          <text:p text:style-name="P7">rozhodnutím členské schůze o vyloučení;</text:p>
        </text:list-item>
        <text:list-item>
          <text:p text:style-name="P7">nezaplacením členských příspěvků ve dvou po sobě následujících letech;</text:p>
        </text:list-item>
        <text:list-item>
          <text:p text:style-name="P7">úmrtí<text:span text:style-name="T6">m</text:span> člena sdružení </text:p>
        </text:list-item>
        <text:list-item>
          <text:p text:style-name="P7">zánikem sdružení </text:p>
        </text:list-item>
      </text:list>
      <text:p text:style-name="paragraph01">5) Člen má právo<text:line-break/>účastnit se činnosti sdružení a jeho orgánů a být o této činnosti informován;<text:line-break/>účastnit se členské schůze, volit orgány sdružení a být do nich volen;<text:line-break/>předkládat návrhy, podněty a připomínky k činnosti sdružení;<text:line-break/>podílet se na stanovování cílů a forem činnosti sdružení;<text:line-break/></text:p>
      <text:p text:style-name="paragraph01">6) Člen má povinnost<text:line-break/>— dodržovat tyto stanovy, a jednat v souladu s cíly sdružení<text:line-break/>— platit členské příspěvky<office:annotation><dc:creator>Jiri Liska</dc:creator><dc:date>2020-10-01T16:57:38.677000000</dc:date><text:p text:style-name="P13"><text:span text:style-name="T7">chceme příspěvky, nechceme příspěvky?</text:span></text:p></office:annotation></text:p>
      <text:p text:style-name="paragraph01">7) Z členství nevyplývá povinnost platit zápisné ani členské příspěvky (to však nemusí být psáno)/Členské příspěvky jsou stanoveny ve výši xx,–Kč./ Výši členských příspěvků stanoví členská schůze/ výbor sdružení. (vyberte se co se líbí)<office:annotation><dc:creator>Jiri Liska</dc:creator><dc:date>2020-10-01T16:57:17.416000000</dc:date><text:p text:style-name="P13"><text:span text:style-name="T7">je třeba upravit podle příspěvků</text:span></text:p></office:annotation></text:p>
      <text:p text:style-name="clanek">čl. V<text:line-break/>Orgány sdružení</text:p>
      <text:p text:style-name="P8">Orgány sdružení jsou:</text:p>
      <text:list xml:id="list3124424820" text:style-name="L7">
        <text:list-item>
          <text:p text:style-name="P9">členská schůze</text:p>
        </text:list-item>
        <text:list-item>
          <text:p text:style-name="P9">výbor a předseda sdružení</text:p>
        </text:list-item>
        <text:list-item>
          <text:p text:style-name="P9">revizor sdružení<text:line-break/></text:p>
        </text:list-item>
      </text:list>
      <text:p text:style-name="clanek">čl. VI<text:line-break/>Členská schůze</text:p>
      <text:p text:style-name="paragraph01">1) Členská schůze je nejvyšším orgánem sdružení; schází se nejméně jednou (dvakrát…) ročně;</text:p>
      <text:p text:style-name="paragraph01">2) Členskou schůzi svolává výbor sdružení. Členská schůze je usnášeníschopná, je-li přítomna alespoň polovina členů sdružení; nesejde-li se usnášeníschopná členská schůze, svolá výbor sdružení nejpozději do jednoho měsíce (ale ne dříve než za 5 dnů…) náhradní členskou schůzi, tato je usnášeníschopná bez ohledu na počet přítomných členů. Členská schůze přijímá rozhodnutí hla<text:soft-page-break/>sováním; pro přijetí rozhodnutí je potřeba souhlas nadpoloviční většiny přítomných členů, pokud tyto stanovy neurčí jinak.</text:p>
      <text:p text:style-name="paragraph01">3) Členskou schůzi svolá výbor sdružení také požádá-li o to (písemně) 1/3 (1/4) (1/10) členů sdružení a to ve lhůtě do jednoho měsíce, není-li v žádosti uvedena lhůta pozdější.</text:p>
      <text:p text:style-name="paragraph01">4) Členská schůze<text:line-break/>— schvaluje stanovy sdružení a jejich změny, rozhoduje o zániku sdružení; pro přijetí těchto rozhodnutí je potřeba 2/3 většiny všech členů sdružení<text:line-break/>— volí výbor sdružení a revizora<text:line-break/>— schvaluje rozpočet, zprávu o činnosti, zprávu o hospodaření za minulé období a revizní zprávu;<text:line-break/>— přijímá nové členy (je-li tím členství podmíněno) a rozhoduje o vyloučení člena;<text:line-break/>— určuje formy a konkretizaci činnosti pro další období;<text:line-break/>— stanovuje výši zápisného a členských příspěvků;</text:p>
      <text:p text:style-name="paragraph01">čl. VII<text:line-break/>Výbor a předseda sdružení, jednání jménem sdružení</text:p>
      <text:p text:style-name="paragraph01">1) Výbor sdružení je tříčlenný (tří až pětičlenný; 7,…), jeho funkčním obdobím je jeden rok. Ze svého středu volí předsedu sdružení (ten může být volen i přímo členskou schůzí) (a pokladníka). Činnost výboru sdružení řídí předseda sdružení, jeho hlas rozhoduje v případě rovnosti hlasů (to pro výbor o sudém počtu přítomných/všech členů).</text:p>
      <text:p text:style-name="paragraph01">2) Výbor sdružení řídí sdružení v období mezi členskými schůzemi. Schůze výboru sdružení je volně přístupná členům sdružení. Výbor sdružení<text:line-break/>— na nejbližší schůzi projedná věc, požádá-li o to člen sdružení;<text:line-break/>— připravuje zprávu o činnosti za minulé období, návrh rozpočtu na další období, případné změny stanov, návrh cílů další činnosti…,</text:p>
      <text:p text:style-name="paragraph01">3) Předseda sdružení je statutárním orgánem sdružení; jménem sdružení dále jednají předsedou /výborem písemně pověření členové sdružení. Tyto osoby jednají jménem sdružení samostatně. (V hospodářských věcech jedná jménem sdružení samostatně také pokladník sdružení). (opět záleží na Vás, jak toto upravíte — doporučujeme však jednoduchou úpravu) Osoby oprávněné jednat jménem sdružení mohou udělit plnou moc k zastupování další osobě (viz poznámku č. 6).</text:p>
      <text:p text:style-name="paragraph01">čl. VIII<text:line-break/>Revizor sdružení</text:p>
      <text:p text:style-name="paragraph01">1) Kontroluje činnost sdružení, především jeho hospodaření a plnění rozhodnutí členské schůze; jeho funkčním obdobím je jeden rok;</text:p>
      <text:p text:style-name="paragraph01">2) Připravuje revizní zprávy a posudek návrhu výroční zprávu; tyto předkládá členské schůzi.<text:line-break/>čl. IX<text:line-break/>Zásady hospodaření<text:line-break/>1) Sdružení je neziskovou organizací. Případné příjmy budou tvořit dary, dotace a granty a budou používány na činnost sdružení. Dalšími příjmy mohou být příjmy z činnosti, která je v souladu s cíli sdružení (publikování, nějaké služby…) Sdružení může uzavřít smlouvu o spolupráci s právnickou osobou pro finanční zajištění svých aktivit.</text:p>
      <text:p text:style-name="paragraph01">2) Výdaje sdružení jsou zaměřeny na uskutečňování cílů sdružení v souladu s formami činností podle těchto stanov a rozpočtem sdružení.</text:p>
      <text:p text:style-name="paragraph01">čl. X<text:line-break/>Okolnosti zániku sdružení</text:p>
      <text:p text:style-name="paragraph01"><text:soft-page-break/>V případě zániku bude případný zbylý majetek po likvidaci předán na základě rozhodnutí členské schůze neziskové právnické osobě, jejíž cíle jsou blízké cílům sdružení.</text:p>
      <text:p text:style-name="paragraph01"><text:line-break/>Vzor stanov byl převzat od Ateliéru životního prostředí. Následující poznámky ke vzoru odrážejí zkušenosti právníků AŽP s praxí při zakládání občanského sdružení.</text:p>
      <text:p text:style-name="paragraph01"><text:line-break/>Poznámky ke vzoru stanov:<text:line-break/>1) V poslední době požaduje ministerstvo přesnou adresu sídla sdružení.</text:p>
      <text:p text:style-name="paragraph01">2) Jde o případy podle § 70 odstavce 2 a 3 zákona č. 114/1992 Sb., kde jsou někdy nedostatky zákonné formulace zneužívány k účelovým výkladům v neprospěch zejména malých sdružení, jež se dále nečlení na organizační složky s právní subjektivitou.</text:p>
      <text:p text:style-name="paragraph01">3) Budete-li chtít, aby se sdružení mohlo účastnit správních řízení, musí mít v části stanov definujících jeho cíle <text:line-break/>— jako hlavní poslání ochranu přírody a krajiny — pro správní řízení, jež se mohou dotýkat ochrany přírody a krajiny (viz § 70 zákona č. 114/1992 Sb. o ochraně přírody a krajiny).<text:line-break/>— jako cíl ochranu životního prostředí — pro správních řízení vedených podle vodního zákona č. 254/2001 Sb. (viz § 115) a zákona č. 153/2000 o nakládání s geneticky modifikovanými organismy a produkty (viz § 12) </text:p>
      <text:p text:style-name="paragraph01">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text:p>
      <text:p text:style-name="paragraph01">5) Jde o formulaci, která ve smyslu vyhlášky č. 81/1995 Sb opravňuje k osvobození od správních poplatků za vydání kopií z úředních spisů, ověřování listin a podpisů.</text:p>
      <text:p text:style-name="paragraph01">6)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 svg:font-family="" style:font-family-generic="roman"/>
    <style:font-face style:name="Lucida Sans1" svg:font-family="'Lucida Sans'" style:font-family-generic="swiss"/>
    <style:font-face style:name="Lucida Sans" svg:font-family="'Lucida Sans'"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cm" fo:margin-right="0cm" fo:margin-top="0.199cm" fo:margin-bottom="0.199cm" style:contextual-spacing="false" fo:line-height="100%" fo:text-indent="0cm" style:auto-text-indent="false" style:page-number="auto">
        <style:tab-stops/>
      </style:paragraph-properties>
    </style:style>
    <style:style style:name="clanek"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body" style:family="paragraph" style:parent-style-name="paragraph01"/>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iri Liska</meta:initial-creator>
    <meta:creation-date>2020-10-01T16:09:23.064000000</meta:creation-date>
    <dc:date>2020-10-01T16:57:56.481000000</dc:date>
    <dc:creator>Jiri Liska</dc:creator>
    <meta:editing-duration>PT48M29S</meta:editing-duration>
    <meta:editing-cycles>9</meta:editing-cycles>
    <meta:generator>LibreOffice/7.0.1.2$Windows_X86_64 LibreOffice_project/7cbcfc562f6eb6708b5ff7d7397325de9e764452</meta:generator>
    <meta:document-statistic meta:table-count="0" meta:image-count="0" meta:object-count="0" meta:page-count="4" meta:paragraph-count="57" meta:word-count="1239" meta:character-count="8345" meta:non-whitespace-character-count="7135"/>
  </office:meta>
</office:document-meta>
</file>